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First_20_Page">
      <style:table-properties style:width="16.404cm" fo:margin-top="0cm" fo:margin-bottom="0cm" style:page-number="auto" table:align="right" style:writing-mode="lr-tb"/>
    </style:style>
    <style:style style:name="Tableau1.A" style:family="table-column">
      <style:table-column-properties style:column-width="16.404cm"/>
    </style:style>
    <style:style style:name="Tableau1.1" style:family="table-row">
      <style:table-row-properties style:row-height="3.175cm" fo:keep-together="auto"/>
    </style:style>
    <style:style style:name="Tableau1.A1" style:family="table-cell">
      <style:table-cell-properties fo:padding="0cm" fo:border="none" style:writing-mode="lr-tb"/>
    </style:style>
    <style:style style:name="Tableau1.2" style:family="table-row">
      <style:table-row-properties style:row-height="0.508cm" fo:keep-together="auto"/>
    </style:style>
    <style:style style:name="Tableau1.3" style:family="table-row">
      <style:table-row-properties style:min-row-height="0.903cm" fo:keep-together="auto"/>
    </style:style>
    <style:style style:name="Tableau1.A3" style:family="table-cell">
      <style:table-cell-properties fo:padding-left="0cm" fo:padding-right="0cm" fo:padding-top="0cm" fo:padding-bottom="0.203cm" fo:border="none" style:writing-mode="lr-tb"/>
    </style:style>
    <style:style style:name="Tableau1.4" style:family="table-row">
      <style:table-row-properties style:min-row-height="6.505cm" fo:keep-together="auto"/>
    </style:style>
    <style:style style:name="P1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color="#595959" loext:opacity="100%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3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6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fo:hyphenate="false" fo:hyphenation-remain-char-count="2" fo:hyphenation-push-char-count="2" loext:hyphenation-no-caps="false"/>
    </style:style>
    <style:style style:name="P7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cf43f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6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>
        <style:tab-stops>
          <style:tab-stop style:position="0.953cm"/>
          <style:tab-stop style:position="2.381cm"/>
          <style:tab-stop style:position="3.651cm"/>
          <style:tab-stop style:position="13.811cm"/>
        </style:tab-stops>
      </style:paragraph-properties>
      <style:text-properties style:font-name="Calibri Light" style:font-name-complex="Calibri Light1" fo:hyphenate="false" fo:hyphenation-remain-char-count="2" fo:hyphenation-push-char-count="2" loext:hyphenation-no-caps="false"/>
    </style:style>
    <style:style style:name="P18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0b6ea6" officeooo:paragraph-rsid="000b6ea6" style:letter-kerning="false" style:font-name-asian="Calibri1" style:font-size-asian="13pt" style:language-asian="en" style:country-asian="US" style:font-weight-asian="bold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121506" officeooo:paragraph-rsid="00121506" style:letter-kerning="false" style:font-name-asian="Calibri1" style:font-size-asian="13pt" style:language-asian="en" style:country-asian="US" style:font-weight-asian="bold" style:font-name-complex="Tahoma" style:font-size-complex="13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TextRight" style:list-style-name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use-window-font-color="true" loext:opacity="0%" fo:hyphenate="false" fo:hyphenation-remain-char-count="2" fo:hyphenation-push-char-count="2" loext:hyphenation-no-caps="false"/>
    </style:style>
    <style:style style:name="P22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121506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135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f43f" officeooo:paragraph-rsid="000cf43f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b6ea6" officeooo:paragraph-rsid="000b6ea6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13e9f3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4112f" officeooo:paragraph-rsid="0014112f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fo:language="fr" fo:country="FR" officeooo:rsid="000cf43f" officeooo:paragraph-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style:language-asian="en" style:country-asian="US" style:language-complex="ar" style:country-complex="SA"/>
    </style:style>
    <style:style style:name="T2" style:family="text"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3" style:family="text">
      <style:text-properties style:letter-kerning="false" style:font-name-asian="Calibri1" style:language-asian="en" style:country-asian="US" style:language-complex="ar" style:country-complex="SA"/>
    </style:style>
    <style:style style:name="T4" style:family="text">
      <style:text-properties officeooo:rsid="000e66e1" style:letter-kerning="false" style:font-name-asian="Calibri1" style:language-asian="en" style:country-asian="US" style:language-complex="ar" style:country-complex="SA"/>
    </style:style>
    <style:style style:name="T5" style:family="text">
      <style:text-properties officeooo:rsid="00121506" style:letter-kerning="false" style:font-name-asian="Calibri1" style:language-asian="en" style:country-asian="US" style:language-complex="ar" style:country-complex="SA"/>
    </style:style>
    <style:style style:name="T6" style:family="text">
      <style:text-properties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7" style:family="text">
      <style:text-properties style:font-name="Calibri" fo:font-size="11pt" fo:language="fr" fo:country="FR" officeooo:rsid="00121506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8" style:family="text">
      <style:text-properties style:font-name="Calibri" fo:language="fr" fo:country="FR" officeooo:rsid="0013e9f3" style:font-name-complex="Tahoma"/>
    </style:style>
    <style:style style:name="T9" style:family="text">
      <style:text-properties style:font-name="Calibri" officeooo:rsid="0013e9f3" style:font-name-complex="Tahoma"/>
    </style:style>
    <style:style style:name="T10" style:family="text"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size-complex="12pt" style:language-complex="ar" style:country-complex="SA"/>
    </style:style>
    <style:style style:name="T11" style:family="text">
      <style:text-properties fo:color="#404040" loext:opacity="100%" fo:font-size="10pt" fo:language="fr" fo:country="FR" fo:font-style="italic" officeooo:rsid="000b70ac" style:font-size-asian="10pt" style:font-style-asian="italic" style:font-name-complex="Tahoma" style:font-size-complex="12pt"/>
    </style:style>
    <style:style style:name="T12" style:family="text">
      <style:text-properties fo:color="#404040" loext:opacity="100%" fo:font-size="10pt" fo:language="fr" fo:country="FR" fo:font-style="italic" officeooo:rsid="000e66e1" style:font-size-asian="10pt" style:font-style-asian="italic" style:font-name-complex="Tahoma" style:font-size-complex="12pt"/>
    </style:style>
    <style:style style:name="T13" style:family="text">
      <style:text-properties fo:color="#404040" loext:opacity="100%" fo:font-size="10pt" fo:language="fr" fo:country="FR" fo:font-style="italic" officeooo:rsid="00121506" style:font-size-asian="10pt" style:font-style-asian="italic" style:font-name-complex="Tahoma" style:font-size-complex="12pt"/>
    </style:style>
    <style:style style:name="T14" style:family="text">
      <style:text-properties fo:color="#404040" loext:opacity="100%" style:font-name="Calibri" fo:font-size="11pt" fo:language="fr" fo:country="FR" officeooo:rsid="000b6ea6" style:font-size-asian="11pt" style:font-name-complex="Times New Roman (Body CS)" style:font-size-complex="12pt"/>
    </style:style>
    <style:style style:name="T15" style:family="text">
      <style:text-properties fo:color="#404040" loext:opacity="100%" style:font-name="Calibri" fo:font-size="11pt" fo:language="fr" fo:country="FR" officeooo:rsid="000e66e1" style:font-size-asian="11pt" style:font-name-complex="Times New Roman (Body CS)" style:font-size-complex="12pt"/>
    </style:style>
    <style:style style:name="T16" style:family="text">
      <style:text-properties fo:color="#404040" loext:opacity="100%" style:font-name="Calibri" fo:font-size="11pt" fo:language="fr" fo:country="FR" officeooo:rsid="00121506" style:font-size-asian="11pt" style:font-name-complex="Times New Roman (Body CS)" style:font-size-complex="12pt"/>
    </style:style>
    <style:style style:name="T17" style:family="text">
      <style:text-properties fo:color="#404040" loext:opacity="100%" style:font-name="Calibri" fo:font-size="11pt" fo:language="fr" fo:country="FR" officeooo:rsid="0013e9f3" style:font-size-asian="11pt" style:font-name-complex="Times New Roman (Body CS)" style:font-size-complex="12pt"/>
    </style:style>
    <style:style style:name="T18" style:family="text">
      <style:text-properties fo:color="#404040" loext:opacity="100%" style:font-name="Calibri" fo:font-size="11pt" fo:language="fr" fo:country="FR" officeooo:rsid="0012150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19" style:family="text">
      <style:text-properties fo:color="#404040" loext:opacity="100%" style:font-name="Calibri" fo:font-size="10pt" fo:language="fr" fo:country="FR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0" style:family="text">
      <style:text-properties fo:color="#404040" loext:opacity="100%" style:font-name="Calibri" fo:font-size="10pt" fo:language="fr" fo:country="FR" fo:font-style="italic" officeooo:rsid="00114bde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1" style:family="text">
      <style:text-properties fo:color="#404040" loext:opacity="100%" style:font-name="Calibri" fo:font-size="10pt" fo:language="fr" fo:country="FR" fo:font-style="italic" officeooo:rsid="00121506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2" style:family="text">
      <style:text-properties fo:color="#404040" loext:opacity="100%" style:font-name="Calibri" fo:font-size="10pt" fo:language="fr" fo:country="FR" fo:font-style="italic" officeooo:rsid="000cf43f" style:font-size-asian="10pt" style:font-style-asian="italic" style:font-name-complex="Tahoma" style:font-size-complex="12pt"/>
    </style:style>
    <style:style style:name="T23" style:family="text">
      <style:text-properties fo:color="#404040" loext:opacity="100%" style:font-name="Calibri" fo:font-size="10pt" fo:language="fr" fo:country="FR" fo:font-style="italic" officeooo:rsid="00121506" style:font-size-asian="10pt" style:font-style-asian="italic" style:font-name-complex="Tahoma" style:font-size-complex="12pt"/>
    </style:style>
    <style:style style:name="T24" style:family="text">
      <style:text-properties fo:color="#404040" loext:opacity="100%" style:font-name="Calibri" fo:font-size="10pt" fo:language="en" fo:country="US" fo:font-style="italic" officeooo:rsid="00121506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5" style:family="text">
      <style:text-properties fo:color="#7e314c" loext:opacity="100%" fo:font-size="11pt" fo:language="fr" fo:country="FR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6" style:family="text">
      <style:text-properties fo:color="#7e314c" loext:opacity="100%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7" style:family="text">
      <style:text-properties fo:color="#7e314c" loext:opacity="100%" style:font-name="Calibri" fo:font-size="11pt" fo:language="fr" fo:country="FR" officeooo:rsid="000b70ac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8" style:family="text">
      <style:text-properties fo:color="#7e314c" loext:opacity="100%" style:font-name="Calibri" fo:font-size="11pt" fo:language="fr" fo:country="FR" officeooo: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9" style:family="text">
      <style:text-properties fo:color="#7e314c" loext:opacity="100%" style:font-name="Calibri" fo:font-size="11pt" fo:language="fr" fo:country="FR" officeooo:rsid="0012150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0" style:family="text">
      <style:text-properties fo:font-size="11pt" fo:language="fr" fo:country="FR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1" style:family="text">
      <style:text-properties fo:font-size="11pt" fo:language="fr" fo:country="FR" officeooo:rsid="00083873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2" style:family="text"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3" style:family="text">
      <style:text-properties officeooo:rsid="000cf43f"/>
    </style:style>
    <style:style style:name="T34" style:family="text">
      <style:text-properties officeooo:rsid="000e66e1"/>
    </style:style>
    <style:style style:name="T35" style:family="text">
      <style:text-properties officeooo:rsid="00121506"/>
    </style:style>
    <style:style style:name="T36" style:family="text">
      <style:text-properties fo:language="fr" fo:country="FR"/>
    </style:style>
    <style:style style:name="T37" style:family="text">
      <style:text-properties officeooo:rsid="0013e9f3"/>
    </style:style>
    <style:style style:name="T38" style:family="text">
      <style:text-properties officeooo:rsid="0014112f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1">Sidney </text:span><text:span text:style-name="Intense_20_Emphasis"><text:span text:style-name="T1">Congard</text:span></text:span></text:p>
            <text:p text:style-name="P1"/>
            <text:p text:style-name="P2"><text:span text:style-name="T2">sidney.congard@gmail.com · </text:span><text:a xlink:type="simple" xlink:href="https://www.linkedin.com/in/scongard" text:style-name="Internet_20_link" text:visited-style-name="Visited_20_Internet_20_Link"><text:span text:style-name="Internet_20_link"><text:span text:style-name="T2">linkedin.com/in/scongard</text:span></text:span></text:a><text:span text:style-name="T2"> · </text:span><text:a xlink:type="simple" xlink:href="https://www.github.com/dwarfobserver" text:style-name="Internet_20_link" text:visited-style-name="Visited_20_Internet_20_Link"><text:span text:style-name="Internet_20_link"><text:span text:style-name="T2">github.com/dwarfobserver</text:span></text:span></text:a></text:p>
          </table:table-cell>
        </table:table-row>
        <table:table-row table:style-name="Tableau1.2">
          <table:table-cell table:style-name="Tableau1.A1" office:value-type="string">
            <text:p text:style-name="P14"/>
          </table:table-cell>
        </table:table-row>
        <table:table-row table:style-name="Tableau1.3">
          <table:table-cell table:style-name="Tableau1.A3" office:value-type="string">
            <text:h text:style-name="P20" text:outline-level="2">Expériences de travail</text:h>
            <text:h text:style-name="P8" text:outline-level="2"/>
            <text:p text:style-name="P9"><text:span text:style-name="T13">CDI</text:span>: <text:span text:style-name="T13">Novembre</text:span><text:span text:style-name="T11"> 2022</text:span> — <text:span text:style-name="T12">Mar</text:span><text:span text:style-name="T13">s</text:span><text:span text:style-name="T11"> 202</text:span><text:span text:style-name="T12">3</text:span></text:p>
            <text:p text:style-name="P6"><text:span text:style-name="Emphasis"><text:span text:style-name="T29">Ingénieur </text:span></text:span><text:span text:style-name="Emphasis"><text:span text:style-name="T27">R</text:span></text:span><text:span text:style-name="Emphasis"><text:span text:style-name="T28">&amp;D</text:span></text:span><text:span text:style-name="Emphasis"><text:span text:style-name="T3"> • </text:span></text:span><text:span text:style-name="Emphasis"><text:span text:style-name="T27">Prosecco - INRIA</text:span></text:span><text:span text:style-name="Emphasis"><text:span text:style-name="T3"> • France, Paris</text:span></text:span></text:p>
            <text:p text:style-name="P19"><text:span text:style-name="T35">J’ai développé le backend en</text:span> Coq <text:span text:style-name="T35">pour </text:span>Aeneas, <text:span text:style-name="T35">dans le but d’avoir une représentation id</text:span><text:span text:style-name="T38">i</text:span><text:span text:style-name="T35">omatique et des tactiques de haut-niveau pour une automatisation partielle.</text:span></text:p>
            <text:h text:style-name="P8" text:outline-level="2"/>
            <text:p text:style-name="P9"><text:span text:style-name="T13">Stage</text:span>: <text:span text:style-name="T12">Ma</text:span><text:span text:style-name="T13">i </text:span><text:span text:style-name="T11">2022</text:span> — <text:span text:style-name="T11">Septemb</text:span><text:span text:style-name="T13">re</text:span><text:span text:style-name="T11"> 2022</text:span></text:p>
            <text:p text:style-name="P6"><text:span text:style-name="Emphasis"><text:span text:style-name="T29">Ingénieur </text:span></text:span><text:span text:style-name="Emphasis"><text:span text:style-name="T27">R</text:span></text:span><text:span text:style-name="Emphasis"><text:span text:style-name="T28">&amp;D</text:span></text:span><text:span text:style-name="Emphasis"><text:span text:style-name="T3"> • </text:span></text:span><text:span text:style-name="Emphasis"><text:span text:style-name="T27">Prosecco - INRIA</text:span></text:span><text:span text:style-name="Emphasis"><text:span text:style-name="T3"> • France, Paris</text:span></text:span></text:p>
            <text:p text:style-name="P13"><text:span text:style-name="T16">J’ai travaillé sur </text:span><text:span text:style-name="T15">Aeneas, </text:span><text:span text:style-name="T16">un outil de traduction de programmes Rust « safe » dans des assistants de preuve </text:span>:</text:p>
            <text:list xml:id="list1241411140" text:style-name="WWNum10">
              <text:list-item>
                <text:p text:style-name="P23"><text:span text:style-name="T38">J’ai implémenté le support pour les variables globales.</text:span></text:p>
              </text:list-item>
              <text:list-item>
                <text:p text:style-name="P28">J’ai refactoré le plugin Rust.</text:p>
              </text:list-item>
              <text:list-item>
                <text:p text:style-name="P24"><text:span text:style-name="T38">J’ai élaboré une opération de « join », une première étape pour pouvoir traduire les boucles.</text:span></text:p>
              </text:list-item>
            </text:list>
            <text:h text:style-name="P7" text:outline-level="2"/>
            <text:p text:style-name="P4"><text:span text:style-name="T21">CDI</text:span><text:span text:style-name="T4">: </text:span><text:span text:style-name="T3">A</text:span><text:span text:style-name="T5">v</text:span><text:span text:style-name="T3">ril 2019 — </text:span><text:span text:style-name="T24">Août</text:span><text:span text:style-name="T19"> </text:span><text:span text:style-name="T10">2021</text:span></text:p>
            <text:p text:style-name="P5"><text:span text:style-name="Emphasis"><text:span text:style-name="T5">Ingénieur </text:span></text:span><text:span text:style-name="Emphasis"><text:span text:style-name="T4">C++ R&amp;D</text:span></text:span><text:span text:style-name="Emphasis"><text:span text:style-name="T3"> • QuasarDB • France, Paris</text:span></text:span></text:p>
            <text:list xml:id="list232701404980391" text:continue-numbering="true" text:style-name="WWNum10">
              <text:list-item>
                <text:p text:style-name="P30"><text:span text:style-name="T37">J’ai </text:span><text:span text:style-name="T9">étendu le langage de requêtes de la base de données, proposé puis travaillé sur un nouveau design du langage basé sur un DSL adapté à des opérations de bas niveau à effectuer de manière distribuée.</text:span></text:p>
              </text:list-item>
              <text:list-item>
                <text:p text:style-name="P25"><text:span text:style-name="T37">J’ai amélioré les performances de la base de données sur des chemins critiques, notamment son protocole de sérialisation.</text:span></text:p>
              </text:list-item>
              <text:list-item>
                <text:p text:style-name="P25"><text:span text:style-name="T37">J’ai proposé et implémenté des changements sur son architecture interne tel que la gestion des objets manipulés par l’API client.</text:span></text:p>
              </text:list-item>
              <text:list-item>
                <text:p text:style-name="P25"><text:span text:style-name="T37">J’ai crée un outil permettant de clone un cluster pouvant être interrompu ou échouer et reprendre avec un état cohérent </text:span><text:span text:style-name="T38">et avancé</text:span>.</text:p>
              </text:list-item>
            </text:list>
            <text:p text:style-name="P15"/>
            <text:p text:style-name="P12"><text:span text:style-name="T23">Stage</text:span>: Octob<text:span text:style-name="T33">r</text:span><text:span text:style-name="T35">e</text:span> 2018 — Mar<text:span text:style-name="T35">s</text:span> 2019</text:p>
            <text:p text:style-name="P5"><text:span text:style-name="Emphasis"><text:span text:style-name="T5">Développeur </text:span></text:span><text:span text:style-name="Emphasis"><text:span text:style-name="T3">C++ • QuasarDB • France, Paris</text:span></text:span></text:p>
            <text:p text:style-name="P11"><text:span text:style-name="T17">J’ai amélioré un outil d’ingestion de CSV performant pour la base de données de l’entreprise :</text:span></text:p>
            <text:list xml:id="list232700985021176" text:continue-numbering="true" text:style-name="WWNum10">
              <text:list-item>
                <text:p text:style-name="P26">J’<text:span text:style-name="T37">ai changé son architecture globale.</text:span></text:p>
              </text:list-item>
              <text:list-item>
                <text:p text:style-name="P27">J’ai ajouté des benchmarks.</text:p>
              </text:list-item>
              <text:list-item>
                <text:p text:style-name="P26"><text:span text:style-name="T37">J’ai amélioré ses performances de parsing.</text:span></text:p>
              </text:list-item>
              <text:list-item>
                <text:p text:style-name="P29"><text:span text:style-name="T37">J’ai ajouté la possibilité de remplir automatiquement ou de manière interactive les </text:span><text:span text:style-name="T8">parties. manquantes du format du CSV.</text:span></text:p>
              </text:list-item>
            </text:list>
            <text:p text:style-name="P16"/>
            <text:p text:style-name="P10"><text:span text:style-name="T23">Stage</text:span>: <text:span text:style-name="T22">Ju</text:span><text:span text:style-name="T23">in</text:span> 2017 — <text:span text:style-name="T22">Ju</text:span><text:span text:style-name="T23">illet</text:span> 2017</text:p>
            <text:p text:style-name="P5"><text:span text:style-name="Emphasis"><text:span text:style-name="T5">Développeur </text:span></text:span><text:span text:style-name="Emphasis"><text:span text:style-name="T3">C# • Zenidoc • France, Marseille</text:span></text:span></text:p>
            <text:p text:style-name="P11"><text:span text:style-name="T17">J’ai développé plusieurs applications en C#, incluant un serveur COM et des interfaces graphiques.</text:span></text:p>
          </table:table-cell>
        </table:table-row>
        <text:soft-page-break/>
        <table:table-row table:style-name="Tableau1.4">
          <table:table-cell table:style-name="Tableau1.A3" office:value-type="string">
            <text:h text:style-name="P18" text:outline-level="2"><text:span text:style-name="T35">É</text:span>DUCATION</text:h>
            <text:p text:style-name="P17"/>
            <text:p text:style-name="P4"><text:span text:style-name="T3">2021 — </text:span><text:span text:style-name="T20">2022</text:span></text:p>
            <text:p text:style-name="P5"><text:span text:style-name="Emphasis"><text:span text:style-name="T29">Master en logique mathématique</text:span></text:span><text:span text:style-name="Emphasis"><text:span text:style-name="T26"> &amp; </text:span></text:span><text:span text:style-name="Emphasis"><text:span text:style-name="T29">informatique</text:span></text:span><text:span text:style-name="Emphasis"><text:span text:style-name="T26"> (LMFI)</text:span></text:span><text:span text:style-name="Emphasis"><text:span text:style-name="T3"> • Université de Paris • </text:span></text:span><text:span text:style-name="Emphasis"><text:span text:style-name="T25">Paris</text:span></text:span><text:span text:style-name="Emphasis"><text:span text:style-name="T3">, France</text:span></text:span></text:p>
            <text:h text:style-name="P21" text:outline-level="2"><text:span text:style-name="T7">Vérification formelle</text:span><text:span text:style-name="T30">, </text:span><text:span text:style-name="T7">théorie des types</text:span><text:span text:style-name="T31">, </text:span><text:span text:style-name="T7">calculabilité</text:span><text:span text:style-name="T30">, </text:span><text:span text:style-name="T7">théorie des ensembles</text:span><text:span text:style-name="T6">, </text:span><text:span text:style-name="T7">théorie des modèles, théorie des catégories</text:span><text:span text:style-name="T32">.<text:line-break/></text:span></text:h>
            <text:p text:style-name="P10">2017 — 2018</text:p>
            <text:p text:style-name="P5"><text:span text:style-name="Emphasis"><text:span text:style-name="T5">Maîtrise en informatique</text:span></text:span><text:span text:style-name="Emphasis"><text:span text:style-name="T3"> • UQAC • Université du Québec à Chicoutimi, Canada</text:span></text:span></text:p>
            <text:p text:style-name="P22"><text:span text:style-name="T16">Majeure en conception de jeux vidéos. Bases de données distribuées</text:span>, <text:span text:style-name="T16">minage de données</text:span>, <text:span text:style-name="T16">moteurs de jeux</text:span>.</text:p>
            <text:p text:style-name="P17"/>
            <text:p text:style-name="P10">2015 — 2017</text:p>
            <text:p text:style-name="P5"><text:span text:style-name="Emphasis"><text:span text:style-name="T29">Ingénieur en informatique</text:span></text:span><text:span text:style-name="Emphasis"><text:span text:style-name="T3"> • Polytech’ Marseille • Université d’Aix-Marseille, France</text:span></text:span></text:p>
            <text:p text:style-name="P11">Algorithm<text:span text:style-name="T35">es</text:span>, <text:span text:style-name="T16">programmation distribuée</text:span>, <text:span text:style-name="T16">réseau</text:span>, <text:span text:style-name="T16">programmation graphique</text:span><text:span text:style-name="T14">,</text:span> optimisation.</text:p>
            <text:p text:style-name="P17"/>
            <text:p text:style-name="P10">2013 — 2015</text:p>
            <text:p text:style-name="P5"><text:span text:style-name="Emphasis"><text:span text:style-name="T29">École préparatoire aux grandes écoles</text:span></text:span><text:span text:style-name="Emphasis"><text:span text:style-name="T3"> • Lycée Schweitzer • Mulhouse, France</text:span></text:span></text:p>
            <text:p text:style-name="P5"><text:span text:style-name="T18">Spécialité maths &amp; physique, avec l’option informatiqu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9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SmallText" style:family="paragraph" style:parent-style-name="Standard" style:next-style-name="Standard" style:default-outline-level="">
      <style:text-properties fo:color="#404040" loext:opacity="100%" fo:font-size="10pt" fo:font-style="italic" style:font-size-asian="10pt" style:font-style-asian="italic" style:font-size-complex="12pt"/>
    </style:style>
    <style:style style:name="TextRight" style:family="paragraph" style:parent-style-name="Standard" style:next-style-name="Standard" style:default-outline-level="">
      <style:paragraph-properties fo:line-height="120%"/>
      <style:text-properties fo:color="#404040" loext:opacity="100%" fo:font-size="11pt" style:font-size-asian="11pt" style:font-name-complex="Times New Roman (Body CS)" style:font-family-complex="'Times New Roman (Body CS)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macro_20_Car" style:display-name="Texte de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re_20_Car" style:display-name="Titre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Titre_20_1_20_Car" style:display-name="Titre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Titre_20_4_20_Car" style:display-name="Titre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ous-titre_20_Car" style:display-name="Sous-titre Car" style:family="text" style:parent-style-name="Default_20_Paragraph_20_Font">
      <style:text-properties fo:color="#5a5a5a" loext:opacity="100%" style:font-name-asian="Calibri1" style:font-family-asian="Calibri" style:font-family-generic-asian="system" style:font-pitch-asian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Titre_20_7_20_Car" style:display-name="Titre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Formule_20_de_20_politesse_20_Car" style:display-name="Formule de politesse Car" style:family="text" style:parent-style-name="Default_20_Paragraph_20_Font"/>
    <style:style style:name="Date_20_Car" style:display-name="Date Car" style:family="text" style:parent-style-name="Default_20_Paragraph_20_Font"/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En-tête_20_de_20_message_20_Car" style:display-name="En-tête de messag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Emphasis" style:family="text">
      <style:text-properties fo:color="#7e314c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color="#1d824c" loext:opacity="100%" fo:font-size="12pt" style:font-size-asian="12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color="#1d824c" loext:opacity="100%" fo:font-size="12pt" style:font-size-asian="12pt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1d824c" loext:opacity="100%" fo:font-size="12pt" style:font-size-asian="12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1pt" style:font-size-asian="11pt"/>
    </style:style>
    <style:style style:name="ListLabel_20_12" style:display-name="ListLabel 12" style:family="text">
      <style:text-properties fo:color="#1d824c" loext:opacity="100%" fo:font-size="11pt" style:font-size-asian="11pt"/>
    </style:style>
    <style:style style:name="ListLabel_20_13" style:display-name="ListLabel 13" style:family="text">
      <style:text-properties fo:color="#1d824c" loext:opacity="100%" fo:font-size="11pt" style:font-size-asian="11pt"/>
    </style:style>
    <style:style style:name="ListLabel_20_14" style:display-name="ListLabel 14" style:family="text">
      <style:text-properties fo:color="#1d824c" loext:opacity="100%" fo:font-size="11pt" style:font-size-asian="11pt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loext:num-list-format="%3%)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2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1" svg:x1="-0.196cm" svg:y1="4.831cm" svg:x2="21.784cm" svg:y2="4.835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4:29:00</meta:creation-date>
    <dc:language>fr-FR</dc:language>
    <dc:date>2023-02-28T23:27:00.631000000</dc:date>
    <meta:editing-cycles>11</meta:editing-cycles>
    <meta:editing-duration>PT33M16S</meta:editing-duration>
    <meta:generator>LibreOffice/7.2.2.2$Windows_X86_64 LibreOffice_project/02b2acce88a210515b4a5bb2e46cbfb63fe97d56</meta:generator>
    <meta:document-statistic meta:table-count="1" meta:image-count="0" meta:object-count="0" meta:page-count="2" meta:paragraph-count="42" meta:word-count="420" meta:character-count="2700" meta:non-whitespace-character-count="2323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